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paragraph-rsid="001a1010" style:font-size-asian="10.5pt" style:font-size-complex="12pt"/>
    </style:style>
    <style:style style:name="P2" style:family="paragraph" style:parent-style-name="Standard">
      <style:paragraph-properties fo:line-height="100%" fo:text-align="start" style:justify-single-word="false"/>
      <style:text-properties fo:font-size="12pt" fo:font-weight="bold" officeooo:rsid="0031a949" officeooo:paragraph-rsid="001a1010" style:font-size-asian="10.5pt" style:font-weight-asian="bold" style:font-size-complex="12pt" style:font-weight-complex="bold"/>
    </style:style>
    <style:style style:name="P3" style:family="paragraph" style:parent-style-name="Standard">
      <style:paragraph-properties fo:line-height="100%" fo:text-align="start" style:justify-single-word="false"/>
      <style:text-properties fo:font-size="12pt" fo:font-weight="bold" officeooo:rsid="001b5f42" officeooo:paragraph-rsid="001b5f42" style:font-size-asian="10.5pt" style:font-weight-asian="bold" style:font-size-complex="12pt" style:font-weight-complex="bold"/>
    </style:style>
    <style:style style:name="P4" style:family="paragraph" style:parent-style-name="Standard">
      <style:paragraph-properties fo:line-height="100%" fo:text-align="justify" style:justify-single-word="false"/>
      <style:text-properties fo:font-size="12pt" fo:font-weight="bold" officeooo:rsid="001b5f42" officeooo:paragraph-rsid="001c109d" style:font-size-asian="10.5pt" style:font-weight-asian="bold" style:font-size-complex="12pt" style:font-weight-complex="bold"/>
    </style:style>
    <style:style style:name="P5" style:family="paragraph" style:parent-style-name="Standard">
      <style:paragraph-properties fo:line-height="100%" fo:text-align="justify" style:justify-single-word="false"/>
      <style:text-properties fo:font-size="12pt" style:text-underline-style="solid" style:text-underline-width="auto" style:text-underline-color="font-color" fo:font-weight="bold" officeooo:rsid="001b5f42" officeooo:paragraph-rsid="001b5f42" style:font-size-asian="10.5pt" style:font-weight-asian="bold" style:font-size-complex="12pt" style:font-weight-complex="bold"/>
    </style:style>
    <style:style style:name="P6" style:family="paragraph" style:parent-style-name="Standard">
      <style:paragraph-properties fo:line-height="100%" fo:text-align="justify" style:justify-single-word="false"/>
      <style:text-properties fo:font-size="12pt" style:text-underline-style="solid" style:text-underline-width="auto" style:text-underline-color="font-color" fo:font-weight="bold" officeooo:rsid="001c109d" officeooo:paragraph-rsid="001c109d" style:font-size-asian="10.5pt" style:font-weight-asian="bold" style:font-size-complex="12pt" style:font-weight-complex="bold"/>
    </style:style>
    <style:style style:name="P7" style:family="paragraph" style:parent-style-name="Standard">
      <style:paragraph-properties fo:line-height="100%" fo:text-align="justify" style:justify-single-word="false"/>
      <style:text-properties fo:font-size="12pt" style:text-underline-style="solid" style:text-underline-width="auto" style:text-underline-color="font-color" fo:font-weight="bold" officeooo:rsid="001c109d" officeooo:paragraph-rsid="00214999" style:font-size-asian="10.5pt" style:font-weight-asian="bold" style:font-size-complex="12pt" style:font-weight-complex="bold"/>
    </style:style>
    <style:style style:name="P8" style:family="paragraph" style:parent-style-name="Standard">
      <style:paragraph-properties fo:line-height="100%" fo:text-align="justify" style:justify-single-word="false"/>
      <style:text-properties fo:font-size="12pt" style:text-underline-style="solid" style:text-underline-width="auto" style:text-underline-color="font-color" fo:font-weight="bold" officeooo:rsid="001c109d" officeooo:paragraph-rsid="0021d900" style:font-size-asian="10.5pt" style:font-weight-asian="bold" style:font-size-complex="12pt" style:font-weight-complex="bold"/>
    </style:style>
    <style:style style:name="P9" style:family="paragraph" style:parent-style-name="Standard">
      <style:paragraph-properties fo:line-height="100%" fo:text-align="justify" style:justify-single-word="false"/>
      <style:text-properties fo:font-size="12pt" style:text-underline-style="solid" style:text-underline-width="auto" style:text-underline-color="font-color" fo:font-weight="bold" officeooo:rsid="001c109d" officeooo:paragraph-rsid="0023203b" style:font-size-asian="10.5pt" style:font-weight-asian="bold" style:font-size-complex="12pt" style:font-weight-complex="bold"/>
    </style:style>
    <style:style style:name="P10" style:family="paragraph" style:parent-style-name="Standard">
      <style:paragraph-properties fo:line-height="100%" fo:text-align="start" style:justify-single-word="false"/>
      <style:text-properties officeooo:paragraph-rsid="001a1010"/>
    </style:style>
    <style:style style:name="P11" style:family="paragraph" style:parent-style-name="Standard">
      <style:paragraph-properties fo:line-height="100%" fo:text-align="start" style:justify-single-word="false"/>
      <style:text-properties fo:color="#000000" style:font-name="Calibri" fo:font-size="12pt" style:text-underline-style="none" fo:font-weight="normal" officeooo:rsid="001b5f42" officeooo:paragraph-rsid="001b5f42"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fo:color="#000000" style:font-name="Calibri" fo:font-size="12pt" style:text-underline-style="none" fo:font-weight="normal" officeooo:rsid="00214999" officeooo:paragraph-rsid="0021d900"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fo:color="#000000" style:font-name="Calibri" fo:font-size="12pt" style:text-underline-style="none" fo:font-weight="normal" officeooo:rsid="0021d900" officeooo:paragraph-rsid="0021d900"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fo:color="#000000" style:font-name="Calibri" fo:font-size="12pt" style:text-underline-style="none" fo:font-weight="normal" officeooo:rsid="0021d900" officeooo:paragraph-rsid="0023203b"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fo:color="#000000" style:font-name="Calibri" fo:font-size="12pt" style:text-underline-style="none" fo:font-weight="normal" officeooo:rsid="0023203b" officeooo:paragraph-rsid="0023203b" style:font-size-asian="12pt" style:font-weight-asian="normal" style:font-size-complex="12pt" style:font-weight-complex="normal"/>
    </style:style>
    <style:style style:name="P16" style:family="paragraph" style:parent-style-name="Standard">
      <style:paragraph-properties fo:line-height="100%" fo:text-align="justify" style:justify-single-word="false"/>
      <style:text-properties fo:color="#000000" style:font-name="Calibri" fo:font-size="12pt" fo:font-weight="normal" officeooo:rsid="001c109d" officeooo:paragraph-rsid="001c109d"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6pt" officeooo:paragraph-rsid="00286ed8" style:font-size-asian="16pt"/>
    </style:style>
    <style:style style:name="P18" style:family="paragraph" style:parent-style-name="Standard">
      <style:paragraph-properties fo:text-align="start" style:justify-single-word="false"/>
      <style:text-properties fo:font-size="16pt" officeooo:paragraph-rsid="0029d509" style:font-size-asian="16pt"/>
    </style:style>
    <style:style style:name="P19" style:family="paragraph" style:parent-style-name="Standard">
      <style:paragraph-properties fo:line-height="100%" fo:text-align="start" style:justify-single-word="false"/>
      <style:text-properties fo:font-size="12pt" fo:font-weight="bold" officeooo:rsid="001b5f42" officeooo:paragraph-rsid="001b5f42" style:font-size-asian="10.5pt" style:font-weight-asian="bold" style:font-size-complex="12pt" style:font-weight-complex="bold"/>
    </style:style>
    <style:style style:name="P20" style:family="paragraph" style:parent-style-name="Standard" style:master-page-name="Standard">
      <style:paragraph-properties fo:text-align="center" style:justify-single-word="false" style:page-number="auto"/>
      <style:text-properties fo:font-size="28pt" officeooo:paragraph-rsid="001a1010" style:font-size-asian="28pt"/>
    </style:style>
    <style:style style:name="T1" style:family="text">
      <style:text-properties fo:color="#000000" style:font-name="Calibri" fo:font-size="12pt" style:text-underline-style="solid" style:text-underline-width="auto" style:text-underline-color="font-color" fo:font-weight="bold" style:font-size-asian="12pt" style:font-weight-asian="bold" style:font-size-complex="12pt"/>
    </style:style>
    <style:style style:name="T2" style:family="text">
      <style:text-properties fo:color="#000000" style:font-name="Calibri" fo:font-size="12pt" fo:font-weight="normal" style:font-size-asian="12pt" style:font-weight-asian="normal" style:font-size-complex="12pt"/>
    </style:style>
    <style:style style:name="T3" style:family="text">
      <style:text-properties fo:color="#000000" style:font-name="Calibri" fo:font-size="12pt" fo:font-weight="normal" officeooo:rsid="0033578c" style:font-size-asian="12pt" style:font-weight-asian="normal" style:font-size-complex="12pt" style:font-weight-complex="normal"/>
    </style:style>
    <style:style style:name="T4" style:family="text">
      <style:text-properties fo:color="#000000" style:font-name="Calibri" fo:font-size="12pt" fo:font-weight="normal" officeooo:rsid="0033578c" style:font-size-asian="12pt" style:font-weight-asian="normal" style:font-size-complex="12pt"/>
    </style:style>
    <style:style style:name="T5" style:family="text">
      <style:text-properties fo:color="#000000" style:font-name="Calibri" fo:font-size="11.5pt" fo:font-weight="bold" style:font-size-asian="11.5pt" style:font-weight-asian="bold"/>
    </style:style>
    <style:style style:name="T6" style:family="text">
      <style:text-properties fo:color="#000000" style:font-name="Calibri" fo:font-size="11.5pt" style:text-underline-style="none" fo:font-weight="bold" style:font-size-asian="11.5pt" style:font-weight-asian="bold"/>
    </style:style>
    <style:style style:name="T7" style:family="text">
      <style:text-properties fo:color="#000000" style:font-name="Calibri" fo:font-weight="normal" style:font-size-asian="12pt" style:font-weight-asian="normal"/>
    </style:style>
    <style:style style:name="T8" style:family="text">
      <style:text-properties fo:color="#000000" style:font-name="Calibri" fo:font-weight="normal" style:font-size-asian="12pt" style:font-weight-asian="normal" style:font-weight-complex="normal"/>
    </style:style>
    <style:style style:name="T9" style:family="text">
      <style:text-properties fo:color="#000000" style:font-name="Calibri" fo:font-weight="normal" officeooo:rsid="0033578c" style:font-size-asian="12pt" style:font-weight-asian="normal" style:font-weight-complex="normal"/>
    </style:style>
    <style:style style:name="T10" style:family="text">
      <style:text-properties fo:color="#000000" style:font-name="Calibri" fo:font-weight="normal" officeooo:rsid="001c109d" style:font-size-asian="12pt" style:font-weight-asian="normal" style:font-weight-complex="normal"/>
    </style:style>
    <style:style style:name="T11" style:family="text">
      <style:text-properties fo:color="#000000" style:font-name="Calibri" style:text-underline-style="solid" style:text-underline-width="auto" style:text-underline-color="font-color" style:font-size-asian="12pt"/>
    </style:style>
    <style:style style:name="T12" style:family="text">
      <style:text-properties fo:color="#000000" style:font-name="Calibri" style:text-underline-style="solid" style:text-underline-width="auto" style:text-underline-color="font-color" officeooo:rsid="0033578c" style:font-size-asian="12pt"/>
    </style:style>
    <style:style style:name="T13" style:family="text">
      <style:text-properties fo:color="#000000" style:font-name="Calibri" style:text-underline-style="none" style:font-size-asian="12pt"/>
    </style:style>
    <style:style style:name="T14" style:family="text">
      <style:text-properties fo:color="#000000" style:font-name="Calibri" style:text-underline-style="none" officeooo:rsid="0023203b" style:font-size-asian="12pt"/>
    </style:style>
    <style:style style:name="T15" style:family="text">
      <style:text-properties fo:color="#000000" style:font-name="Calibri" style:text-underline-style="none" fo:font-weight="normal" style:font-size-asian="12pt" style:font-weight-asian="normal" style:font-weight-complex="normal"/>
    </style:style>
    <style:style style:name="T16" style:family="text">
      <style:text-properties fo:color="#000000" style:font-name="Calibri" style:text-underline-style="none" fo:font-weight="normal" officeooo:rsid="001d947c" style:font-size-asian="12pt" style:font-weight-asian="normal" style:font-weight-complex="normal"/>
    </style:style>
    <style:style style:name="T17" style:family="text">
      <style:text-properties fo:color="#000000" style:font-name="Calibri" style:text-underline-style="none" fo:font-weight="normal" officeooo:rsid="001f8b01" style:font-size-asian="12pt" style:font-weight-asian="normal" style:font-weight-complex="normal"/>
    </style:style>
    <style:style style:name="T18" style:family="text">
      <style:text-properties fo:color="#000000" style:font-name="Calibri" style:text-underline-style="none" fo:font-weight="normal" officeooo:rsid="00214999" style:font-size-asian="12pt" style:font-weight-asian="normal" style:font-weight-complex="normal"/>
    </style:style>
    <style:style style:name="T19" style:family="text">
      <style:text-properties fo:color="#000000" style:font-name="Calibri" style:text-underline-style="none" fo:font-weight="normal" officeooo:rsid="0021d900" style:font-size-asian="12pt" style:font-weight-asian="normal" style:font-weight-complex="normal"/>
    </style:style>
    <style:style style:name="T20" style:family="text">
      <style:text-properties fo:color="#000000" style:font-name="Calibri" style:text-underline-style="none" fo:font-weight="normal" officeooo:rsid="0023203b" style:font-size-asian="12pt" style:font-weight-asian="normal" style:font-weight-complex="normal"/>
    </style:style>
    <style:style style:name="T21" style:family="text">
      <style:text-properties fo:color="#000000" style:font-name="Calibri" style:text-underline-style="none" fo:font-weight="normal" officeooo:rsid="0023d332" style:font-size-asian="12pt" style:font-weight-asian="normal" style:font-weight-complex="normal"/>
    </style:style>
    <style:style style:name="T22" style:family="text">
      <style:text-properties fo:color="#000000" style:font-name="Calibri" style:text-underline-style="none" fo:font-weight="normal" officeooo:rsid="0023dd37" style:font-size-asian="12pt" style:font-weight-asian="normal" style:font-weight-complex="normal"/>
    </style:style>
    <style:style style:name="T23" style:family="text">
      <style:text-properties fo:color="#000000" style:font-name="Calibri" style:text-underline-style="none" fo:font-weight="normal" officeooo:rsid="0024afde" style:font-size-asian="12pt" style:font-weight-asian="normal" style:font-weight-complex="normal"/>
    </style:style>
    <style:style style:name="T24" style:family="text">
      <style:text-properties fo:color="#000000" style:font-name="Calibri" style:text-underline-style="none" fo:font-weight="normal" officeooo:rsid="0025809f" style:font-size-asian="12pt" style:font-weight-asian="normal" style:font-weight-complex="normal"/>
    </style:style>
    <style:style style:name="T25" style:family="text">
      <style:text-properties fo:color="#000000" style:font-name="Calibri" style:text-underline-style="none" fo:font-weight="normal" officeooo:rsid="0025d2a6" style:font-size-asian="12pt" style:font-weight-asian="normal" style:font-weight-complex="normal"/>
    </style:style>
    <style:style style:name="T26" style:family="text">
      <style:text-properties fo:color="#000000" style:font-name="Calibri" style:text-underline-style="none" fo:font-weight="normal" officeooo:rsid="002b48ff" style:font-size-asian="12pt" style:font-weight-asian="normal" style:font-weight-complex="normal"/>
    </style:style>
    <style:style style:name="T27" style:family="text">
      <style:text-properties fo:color="#000000" style:font-name="Calibri" style:font-size-asian="12pt"/>
    </style:style>
    <style:style style:name="T28" style:family="text">
      <style:text-properties fo:color="#000000" style:font-name="Calibri" officeooo:rsid="0023203b" style:font-size-asian="12pt"/>
    </style:style>
    <style:style style:name="T29" style:family="text">
      <style:text-properties officeooo:rsid="001a1010"/>
    </style:style>
    <style:style style:name="T30" style:family="text">
      <style:text-properties officeooo:rsid="0025809f"/>
    </style:style>
    <style:style style:name="T31" style:family="text">
      <style:text-properties officeooo:rsid="00268000"/>
    </style:style>
    <style:style style:name="T32" style:family="text">
      <style:text-properties fo:font-size="12pt" officeooo:rsid="001a1010" style:font-size-asian="12pt" style:font-size-complex="12pt"/>
    </style:style>
    <style:style style:name="T33" style:family="text">
      <style:text-properties fo:font-size="12pt" officeooo:rsid="00286ed8" style:font-size-asian="12pt" style:font-size-complex="12pt"/>
    </style:style>
    <style:style style:name="T34" style:family="text">
      <style:text-properties fo:font-size="12pt" fo:font-weight="bold" officeooo:rsid="001a1010" style:font-size-asian="12pt" style:font-weight-asian="bold" style:font-size-complex="12pt" style:font-weight-complex="bold"/>
    </style:style>
    <style:style style:name="T35" style:family="text">
      <style:text-properties fo:font-size="12pt" style:text-underline-style="solid" style:text-underline-width="auto" style:text-underline-color="font-color" fo:font-weight="bold" officeooo:rsid="001a1010" style:font-size-asian="12pt" style:font-weight-asian="bold" style:font-size-complex="12pt" style:font-weight-complex="bold"/>
    </style:style>
    <style:style style:name="T3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7" style:family="text">
      <style:text-properties fo:font-size="14pt" style:text-underline-style="solid" style:text-underline-width="auto" style:text-underline-color="font-color" fo:font-weight="bold" officeooo:rsid="001a1010" style:font-size-asian="14pt" style:font-weight-asian="bold" style:font-size-complex="14pt" style:font-weight-complex="bold"/>
    </style:style>
    <style:style style:name="T3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9" style:family="text">
      <style:text-properties fo:font-size="14pt" style:text-underline-style="solid" style:text-underline-width="auto" style:text-underline-color="font-color" fo:font-weight="normal" officeooo:rsid="001a1010" style:font-size-asian="14pt" style:font-weight-asian="normal" style:font-size-complex="14pt" style:font-weight-complex="normal"/>
    </style:style>
    <style:style style:name="T40" style:family="text">
      <style:text-properties fo:font-size="14pt" style:text-underline-style="solid" style:text-underline-width="auto" style:text-underline-color="font-color" style:font-size-asian="14pt" style:font-size-complex="14pt"/>
    </style:style>
    <style:style style:name="T41" style:family="text">
      <style:text-properties fo:font-size="14pt" style:font-size-asian="14pt" style:font-size-complex="14pt"/>
    </style:style>
    <style:style style:name="T42" style:family="text">
      <style:text-properties fo:font-size="14pt" officeooo:rsid="00286ed8" style:font-size-asian="14pt" style:font-size-complex="14pt"/>
    </style:style>
    <style:style style:name="T43" style:family="text">
      <style:text-properties fo:font-size="14pt" style:text-underline-style="none" fo:font-weight="normal" style:font-size-asian="14pt" style:font-weight-asian="normal" style:font-size-complex="14pt" style:font-weight-complex="normal"/>
    </style:style>
    <style:style style:name="T44" style:family="text">
      <style:text-properties fo:font-size="14pt" style:text-underline-style="none" fo:font-weight="normal" officeooo:rsid="001a1010" style:font-size-asian="14pt" style:font-weight-asian="normal" style:font-size-complex="14pt" style:font-weight-complex="normal"/>
    </style:style>
    <style:style style:name="T45" style:family="text">
      <style:text-properties officeooo:rsid="0058d7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Fiche synthèse</text:p>
      <text:p text:style-name="P18"><text:span text:style-name="T37">Rémi BASTILLE</text:span><text:span text:style-name="T36"><text:tab/></text:span><text:tab/><text:tab/><text:tab/><text:tab/><text:tab/> <text:s text:c="7"/>1S1, <text:span text:style-name="T45">Lycée </text:span>Rabelais<text:line-break/><text:span text:style-name="T43">Louis MAILLARD</text:span><text:span text:style-name="T37"><text:line-break/></text:span><text:span text:style-name="T42">Yvan NAVARRO<text:line-break/>Antoine FOURNIER</text:span></text:p>
      <text:p text:style-name="P1"/>
      <text:p text:style-name="P10"><text:span text:style-name="T1">Thème</text:span><text:span text:style-name="T6">:</text:span><text:span text:style-name="T5"> </text:span><text:span text:style-name="T3">Agir pour son avenir</text:span><text:span text:style-name="T2"> (S) / </text:span><text:span text:style-name="T4">Transport et Transfert</text:span><text:span text:style-name="T2"> (SI) </text:span></text:p>
      <text:p text:style-name="P2"><text:span text:style-name="T11">Sujet</text:span><text:span text:style-name="T13"> :</text:span><text:span text:style-name="T7"> </text:span><text:span text:style-name="T9">Trafic routier</text:span></text:p>
      <text:p text:style-name="P3"><text:span text:style-name="T12">P</text:span><text:span text:style-name="T11">roblématique</text:span><text:span text:style-name="T13"> : </text:span><text:span text:style-name="T15">Comment fluidifier le trafic ?</text:span></text:p>
      <text:p text:style-name="P3"/>
      <text:p text:style-name="P3"><text:span text:style-name="T15">________________________________________________________________________________</text:span></text:p>
      <text:p text:style-name="P11"/>
      <text:p text:style-name="P5"><text:span text:style-name="T27">Pourquoi ce sujet ? </text:span><text:span text:style-name="T13">:</text:span></text:p>
      <text:p text:style-name="P4"><text:span text:style-name="T15"><text:tab/>Au départ, chacun a cherché parmi les</text:span><text:span text:style-name="T8"> thèmes proposés de 2017-2018. Plusieurs choix furent retenus. Quelques sujets m’attiraient mais je finis par choisir le thème de la circulation routière. Je </text:span><text:span text:style-name="T10">fis</text:span><text:span text:style-name="T8"> ce choix car, en effet, je trouvais que ce thème pouvait être intéressant car il possédait de nombreuses créations de projets attirant</text:span><text:span text:style-name="T10">s</text:span><text:span text:style-name="T8"> au niveau technologique. </text:span><text:span text:style-name="T10">En effet ce sujet permettait de toucher à de nombreuses compétences grâce aux nouvelles technologies exploitables.</text:span><text:span text:style-name="T8"> </text:span><text:span text:style-name="T10">Je me mis donc avec un groupe avec trois autres camarades. Nous n’avons pas mis trop de temps à trouver notre problématique. Le seul problème était de trouver le moyen d’avoir assez de travail pour quatre.</text:span></text:p>
      <text:p text:style-name="P16"/>
      <text:p text:style-name="P6"><text:span text:style-name="T27">Déroulement du TPE </text:span><text:span text:style-name="T13">: </text:span></text:p>
      <text:p text:style-name="P7"><text:span text:style-name="T13"><text:tab/></text:span><text:span text:style-name="T15">Pour résoudre</text:span><text:span text:style-name="T16"> le problème </text:span><text:span text:style-name="T22">de quantité</text:span><text:span text:style-name="T16"> de travail par personne d</text:span><text:span text:style-name="T22">û</text:span><text:span text:style-name="T16"> à notre nombre, nous avons décidé de diviser le sujet en deux sous parties. Je me mis donc avec Louis dans le but de trouver une technologie intéressante pour répondre à notre problématique. Nous avons finalement décidé de partir sur un projet de feu intelligent. Nous avons ainsi commencé à réfléchir à un programme sur Mblock pour débuter. Nous réalisions tout d’abord la programmation d’un feu « normalisé » pour se mettre dans l’idée de trouver les meilleurs paramètres pour l’améliorer. Suite à cela, nous avons développé le programme jusqu’à ce que celui-ci soit automatisé et qu’il puisse « réfléchir » de lui même. </text:span><text:span text:style-name="T19">Lorsque cette étape fut </text:span><text:span text:style-name="T22">terminée</text:span><text:span text:style-name="T19">, nous avons cré</text:span><text:span text:style-name="T22">é</text:span><text:span text:style-name="T19"> deux algorithmes sur papier pour traduire le fonctionnement du feu « normalisé » et de notre feu « intelligent ».</text:span><text:span text:style-name="T16"> Par la suite, Louis, qui possède des connaissances assez poussées en programmation a recréé notre programme pour pouvoir l’insérer dans une présentation sous forme de site sur le réseau. Ensuite, nous avons créé une mise en situation avec le programme </text:span><text:span text:style-name="T17">pour pousser à ses limites notre feu ; il consistait à insérer cinquante voitures sur les différentes voies d’un carrefour avec une rue arrivant à chaque extrémité</text:span><text:span text:style-name="T16">.</text:span><text:span text:style-name="T17"> Après avoir fini les différentes phases de programmation, nous avons cherché les différents défauts et avantages de notre projet. Nous avons ensuite créé un graphique représentant le nombre de voiture</text:span><text:span text:style-name="T23">s</text:span><text:span text:style-name="T17"> par seconde attendant à notre feu lorsque nous mettions cinquante voitures à chaque extrémité du carrefour. Lorsque nous eûmes </text:span><text:span text:style-name="T18">fini cela, nous commencions donc notre </text:span><text:span text:style-name="T19">co</text:span><text:span text:style-name="T23">mpte </text:span><text:span text:style-name="T19">rendu avec le reste du groupe. </text:span><text:span text:style-name="T18"><text:s/></text:span></text:p>
      <text:p text:style-name="P12"><text:tab/></text:p>
      <text:p text:style-name="P8"><text:span text:style-name="T18"><text:tab/>De leur côté, Yvan et Antoine, partirent sur le projet d’une voiture autonome. </text:span><text:span text:style-name="T19">Pour cela, ils ont fait des recherches dans le but de déterminer quels matériaux seraient utiles pour réaliser les nouvelles fonctionnalités de celle-ci. Par la suite, ils se penchèrent sur la création d’un programme sur Mblock qui avait pour but de présenter le fonctionnement de la voiture en temps réel grâce à un robot. Malheureusement, le robot ne fut disponible qu’à partir de janvier, ce qui réduisit le temps pour consolider ce programme. Par chance ou par ingénieuse création de Yvan et Antoine, <text:s/></text:span><text:soft-page-break/><text:span text:style-name="T19">ils n’eurent pas besoin de se reprendre beaucoup de fois car leur programmation était presque parfaitement réalisée ce qui leur fit gagner du temps. </text:span></text:p>
      <text:p text:style-name="P13"/>
      <text:p text:style-name="P14"><text:tab/>Pour ma part, lors de ce TPE, je me suis penché sur la création du programme Mblock du feu. Je me suis ensuite occupé de la création des algorithmes sur papier. Lorsque Louis eu finit la présentation de notre site, il m’expliqua comment le remplir à l’aide du logiciel de programmation pour que l’on puisse se répartir le travail afin d<text:span text:style-name="T30">e s’</text:span>épargner du temps. La rédaction étant <text:span text:style-name="T30">davantage</text:span> mon <text:span text:style-name="T30">domaine</text:span> que Louis, je me chargeai<text:span text:style-name="T30">s</text:span> de retranscrire.</text:p>
      <text:p text:style-name="P14"/>
      <text:p text:style-name="P9"><text:span text:style-name="T28">Bilan </text:span><text:span text:style-name="T14">: </text:span></text:p>
      <text:p text:style-name="P9"><text:span text:style-name="T20"><text:tab/>Suite à cette expérience en groupe, j’ai pu consolider mon idée que le travail en équipe est un très fort atout. Même si l’on a connu des petites perturbations lors de ce TPE, notre entraide nous a permis de réussir à rester sérieux et de conclure ce projet. Il nous a juste fallu un petit moment pour comprendre comment travaill</text:span><text:span text:style-name="T24">ait</text:span><text:span text:style-name="T20"> chacun, mais une fois cela fait, nous avons vite avancé. J’ai d’autant plus appréci</text:span><text:span text:style-name="T24">é</text:span><text:span text:style-name="T20"> travailler avec Louis car grâce à </text:span><text:span text:style-name="T24">s</text:span><text:span text:style-name="T20">es connaissances en programmation j’ai pu m’instruire un peu plus, même si cela me paraît encore assez abstrait car il faudrait des heures de travail plongé dans la compréhension </text:span><text:span text:style-name="T24">du langage de programmation</text:span><text:span text:style-name="T20"> pour pouvoir recréer un </text:span><text:span text:style-name="T25">site</text:span><text:span text:style-name="T20"> comme celui que Louis a </text:span><text:span text:style-name="T25">élaboré</text:span><text:span text:style-name="T20">. De plus, le fait de posséder un temps limité nous a permis de ne pas lâcher prise et de </text:span><text:span text:style-name="T21">surpasser les problèmes à plusieurs.</text:span><text:span text:style-name="T20"> <text:s/></text:span></text:p>
      <text:p text:style-name="P15"><text:tab/></text:p>
      <text:p text:style-name="P9"><text:span text:style-name="T20"><text:tab/>En conclusion, j’ai beaucoup apprécié cet exercice qui nous a, à mon avis, tous apporté de nouvelles connaissances et appris le travail en groupe à long terme. <text:s/></text:span><text:span text:style-name="T19"><text:s text:c="5"/></text:span></text:p>
      <text:p text:style-name="P4"><text:span text:style-name="T10"><text:s text:c="2"/></text:span><text:span text:style-name="T8"><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6:17:29.796000000</meta:creation-date>
    <dc:date>2018-02-20T14:15:35.742000000</dc:date>
    <meta:editing-duration>PT30M21S</meta:editing-duration>
    <meta:editing-cycles>14</meta:editing-cycles>
    <meta:generator>LibreOffice/4.2.6.3$Windows_x86 LibreOffice_project/3fd416d4c6db7d3204c17ce57a1d70f6e531ee21</meta:generator>
    <meta:document-statistic meta:table-count="0" meta:image-count="0" meta:object-count="0" meta:page-count="2" meta:paragraph-count="18" meta:word-count="799" meta:character-count="4926" meta:non-whitespace-character-count="4099"/>
  </office:meta>
</office:document-meta>
</file>